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3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5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7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1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9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3" style:family="table-cell" style:parent-style-name="Default">
      <style:map style:condition="cell-content()=&quot;&quot;" style:apply-style-name="Cellule_20_invalide" style:base-cell-address="Feuille1.A19"/>
    </style:style>
    <style:style style:name="ce24" style:family="table-cell" style:parent-style-name="Default">
      <style:map style:condition="cell-content()=&quot;&quot;" style:apply-style-name="Cellule_20_invalide" style:base-cell-address="Feuille1.C20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68"/>
    </style:style>
    <style:style style:name="ce32" style:family="table-cell" style:parent-style-name="Default">
      <style:map style:condition="cell-content()=&quot;&quot;" style:apply-style-name="Cellule_20_invalide" style:base-cell-address="Feuille1.C69"/>
    </style:style>
    <style:style style:name="ce41" style:family="table-cell" style:parent-style-name="Default">
      <style:map style:condition="cell-content()=&quot;&quot;" style:apply-style-name="Cellule_20_invalide" style:base-cell-address="Feuille1.A70"/>
    </style:style>
    <style:style style:name="ce44" style:family="table-cell" style:parent-style-name="Default">
      <style:map style:condition="cell-content()=&quot;&quot;" style:apply-style-name="Cellule_20_invalide" style:base-cell-address="Feuille1.C71"/>
    </style:style>
    <style:style style:name="ce50" style:family="table-cell" style:parent-style-name="Default">
      <style:map style:condition="cell-content()=&quot;&quot;" style:apply-style-name="Cellule_20_invalide" style:base-cell-address="Feuille1.C72"/>
    </style:style>
    <style:style style:name="ce61" style:family="table-cell" style:parent-style-name="Default">
      <style:map style:condition="cell-content()=&quot;&quot;" style:apply-style-name="Cellule_20_invalide" style:base-cell-address="Feuille1.A73"/>
    </style:style>
    <style:style style:name="ce62" style:family="table-cell" style:parent-style-name="Default">
      <style:map style:condition="cell-content()=&quot;&quot;" style:apply-style-name="Cellule_20_invalide" style:base-cell-address="Feuille1.A75"/>
    </style:style>
    <style:style style:name="ce86" style:family="table-cell" style:parent-style-name="Default">
      <style:map style:condition="cell-content()=&quot;&quot;" style:apply-style-name="Cellule_20_invalide" style:base-cell-address="Feuille1.A77"/>
    </style:style>
    <style:style style:name="ce145" style:family="table-cell" style:parent-style-name="Default">
      <style:map style:condition="cell-content()=&quot;&quot;" style:apply-style-name="Cellule_20_invalide" style:base-cell-address="Feuille1.A78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8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5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7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]=0)" style:apply-style-name="Cellule_20_grisée" style:base-cell-address="Feuille1.G5"/>
      <style:map style:condition="is-true-formula(AND([.F5]&lt;&gt;0;[.G5]=&quot;&quot;))" style:apply-style-name="Cellule_20_invalide" style:base-cell-address="Feuille1.G5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3]=0)" style:apply-style-name="Cellule_20_grisée" style:base-cell-address="Feuille1.G43"/>
      <style:map style:condition="is-true-formula(AND([.F43]&lt;&gt;0;[.G43]=&quot;&quot;))" style:apply-style-name="Cellule_20_invalide" style:base-cell-address="Feuille1.G43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8]=0)" style:apply-style-name="Cellule_20_grisée" style:base-cell-address="Feuille1.G78"/>
      <style:map style:condition="is-true-formula(AND([.F78]&lt;&gt;0;[.G78]=&quot;&quot;))" style:apply-style-name="Cellule_20_invalide" style:base-cell-address="Feuille1.G78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7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7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7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3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7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5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5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3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7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0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2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3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9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4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8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3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19"/>
      <style:map style:condition="is-true-formula(AND(#REF!&gt;1;#REF!=&quot;&quot;))" style:apply-style-name="Cellule_20_invalide" style:base-cell-address="Feuille1.O19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8"/>
      <style:map style:condition="is-true-formula(AND(#REF!&gt;1;#REF!=&quot;&quot;))" style:apply-style-name="Cellule_20_invalide" style:base-cell-address="Feuille1.O68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3"/>
      <style:map style:condition="is-true-formula(AND(#REF!&gt;1;#REF!=&quot;&quot;))" style:apply-style-name="Cellule_20_invalide" style:base-cell-address="Feuille1.O73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8"/>
      <style:map style:condition="is-true-formula(AND(#REF!&gt;1;#REF!=&quot;&quot;))" style:apply-style-name="Cellule_20_invalide" style:base-cell-address="Feuille1.P68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3"/>
      <style:map style:condition="is-true-formula(AND(#REF!&gt;1;#REF!=&quot;&quot;))" style:apply-style-name="Cellule_20_invalide" style:base-cell-address="Feuille1.P73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8"/>
      <style:map style:condition="is-true-formula(AND(#REF!&gt;1;#REF!=&quot;&quot;))" style:apply-style-name="Cellule_20_invalide" style:base-cell-address="Feuille1.Q68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3"/>
      <style:map style:condition="is-true-formula(AND(#REF!&gt;1;#REF!=&quot;&quot;))" style:apply-style-name="Cellule_20_invalide" style:base-cell-address="Feuille1.Q73"/>
    </style:style>
    <style:style style:name="ce9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1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10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9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0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5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8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3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5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7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8"/>
    </style:style>
    <style:style style:name="ce90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mm"/>
      <style:text-properties fo:color="#000000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3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U73"/>
      <style:map style:condition="is-true-formula(AND([.T73]&lt;&gt;0;[.U73]=&quot;&quot;))" style:apply-style-name="Cellule_20_invalide" style:base-cell-address="Feuille1.U73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U78"/>
      <style:map style:condition="is-true-formula(AND([.T78]&lt;&gt;0;[.U78]=&quot;&quot;))" style:apply-style-name="Cellule_20_invalide" style:base-cell-address="Feuille1.U78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V73"/>
      <style:map style:condition="is-true-formula(AND([.T73]&lt;&gt;0;[.V73]=&quot;&quot;))" style:apply-style-name="Cellule_20_invalide" style:base-cell-address="Feuille1.V73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V78"/>
      <style:map style:condition="is-true-formula(AND([.T78]&lt;&gt;0;[.V78]=&quot;&quot;))" style:apply-style-name="Cellule_20_invalide" style:base-cell-address="Feuille1.V78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W73"/>
      <style:map style:condition="is-true-formula(AND([.T73]&lt;&gt;0;[.W73]=&quot;&quot;))" style:apply-style-name="Cellule_20_invalide" style:base-cell-address="Feuille1.W73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W78"/>
      <style:map style:condition="is-true-formula(AND([.T78]&lt;&gt;0;[.W78]=&quot;&quot;))" style:apply-style-name="Cellule_20_invalide" style:base-cell-address="Feuille1.W78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6"/>
        <table:content-validation table:name="val2" table:condition="of:cell-content-is-in-list(&quot;0&quot;;&quot;semi_seaking&quot;;&quot;seaking&quot;)" table:allow-empty-cell="false" table:display-list="sort-ascending" table:base-cell-address="Feuille1.R6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6"/>
        <table:table-column table:style-name="co5" table:default-cell-style-name="ce166"/>
        <table:table-column table:style-name="co6" table:default-cell-style-name="ce166"/>
        <table:table-column table:style-name="co7" table:default-cell-style-name="ce561"/>
        <table:table-column table:style-name="co8" table:default-cell-style-name="ce166"/>
        <table:table-column table:style-name="co9" table:default-cell-style-name="ce166"/>
        <table:table-column table:style-name="co10" table:default-cell-style-name="ce166"/>
        <table:table-column table:style-name="co11" table:default-cell-style-name="ce166"/>
        <table:table-column table:style-name="co12" table:default-cell-style-name="ce166"/>
        <table:table-column table:style-name="co13" table:default-cell-style-name="ce166"/>
        <table:table-column table:style-name="co14" table:default-cell-style-name="ce166"/>
        <table:table-column table:style-name="co15" table:default-cell-style-name="ce166"/>
        <table:table-column table:style-name="co16" table:default-cell-style-name="ce166"/>
        <table:table-column table:style-name="co17" table:default-cell-style-name="ce561"/>
        <table:table-column table:style-name="co18" table:default-cell-style-name="ce166"/>
        <table:table-column table:style-name="co19" table:default-cell-style-name="ce561"/>
        <table:table-column table:style-name="co20" table:number-columns-repeated="5" table:default-cell-style-name="ce166"/>
        <table:table-column table:style-name="co20" table:number-columns-repeated="1000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900" office:value-type="string" calcext:value-type="string">
            <text:p>pattern</text:p>
          </table:table-cell>
          <table:table-cell table:style-name="ce900" office:value-type="string" calcext:value-type="string">
            <text:p>angspeed</text:p>
          </table:table-cell>
          <table:table-cell table:style-name="ce900" office:value-type="string" calcext:value-type="string">
            <text:p>radius</text:p>
          </table:table-cell>
          <table:table-cell table:style-name="ce900" office:value-type="string" calcext:value-type="string">
            <text:p>clockwise</text:p>
          </table:table-cell>
          <table:table-cell table:style-name="ce900" office:value-type="string" calcext:value-type="string">
            <text:p>centered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number-columns-repeated="1000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266" table:content-validation-name="val2" office:value-type="float" office:value="0" calcext:value-type="float">
            <text:p>0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number-columns-repeated="1000"/>
        </table:table-row>
        <table:table-row table:style-name="ro1">
          <table:table-cell table:style-name="ce25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number-columns-repeated="1000"/>
        </table:table-row>
        <table:table-row table:style-name="ro1">
          <table:table-cell table:style-name="ce27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7" office:value-type="float" office:value="100" calcext:value-type="float">
            <text:p>10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8" office:value-type="float" office:value="100" calcext:value-type="float">
            <text:p>10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9" office:value-type="float" office:value="100" calcext:value-type="float">
            <text:p>10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5" office:value-type="float" office:value="100" calcext:value-type="float">
            <text:p>10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9" office:value-type="float" office:value="100" calcext:value-type="float">
            <text:p>10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200" calcext:value-type="float">
            <text:p>2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number-columns-repeated="1000"/>
        </table:table-row>
        <table:table-row table:style-name="ro1">
          <table:table-cell table:style-name="ce16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2" office:value-type="float" office:value="150" calcext:value-type="float">
            <text:p>1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31" office:value-type="float" office:value="150" calcext:value-type="float">
            <text:p>1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3" office:value-type="float" office:value="100" calcext:value-type="float">
            <text:p>100</text:p>
          </table:table-cell>
          <table:table-cell table:style-name="ce162" office:value-type="float" office:value="230" calcext:value-type="float">
            <text:p>230</text:p>
          </table:table-cell>
          <table:table-cell table:style-name="ce233" office:value-type="float" office:value="0" calcext:value-type="float">
            <text:p>0</text:p>
          </table:table-cell>
          <table:table-cell table:style-name="ce240" office:value-type="string" calcext:value-type="string">
            <text:p>0.0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2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50" calcext:value-type="float">
            <text:p>15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7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number-columns-repeated="1000"/>
        </table:table-row>
        <table:table-row table:style-name="ro1">
          <table:table-cell table:style-name="ce18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41" office:value-type="string" calcext:value-type="string">
            <text:p>2D/Equipment/laser_red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0" office:value-type="float" office:value="100" calcext:value-type="float">
            <text:p>10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44" office:value-type="string" calcext:value-type="string">
            <text:p>2D/Equipment/laser_red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50" office:value-type="string" calcext:value-type="string">
            <text:p>2D/Equipment/laser_red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number-columns-repeated="1000"/>
        </table:table-row>
        <table:table-row table:style-name="ro1">
          <table:table-cell table:style-name="ce21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number-columns-repeated="1000"/>
        </table:table-row>
        <table:table-row table:style-name="ro1">
          <table:table-cell table:style-name="ce22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number-columns-repeated="1000"/>
        </table:table-row>
        <table:table-row table:style-name="ro1">
          <table:table-cell table:style-name="ce22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number-columns-repeated="1000"/>
        </table:table-row>
        <table:table-row table:style-name="ro1">
          <table:table-cell table:style-name="ce35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86" office:value-type="string" calcext:value-type="string">
            <text:p>2D/Equipment/laser_red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6" office:value-type="float" office:value="100" calcext:value-type="float">
            <text:p>10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007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0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number-columns-repeated="1000"/>
        </table:table-row>
        <table:table-row table:style-name="ro1">
          <table:table-cell table:style-name="ce42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number-columns-repeated="1000"/>
        </table:table-row>
        <table:table-row table:style-name="ro1">
          <table:table-cell table:style-name="ce43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100" calcext:value-type="float">
            <text:p>10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number-columns-repeated="100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0:Feuille1.F60 Feuille1.N21:Feuille1.N60 Feuille1.R21:Feuille1.S60 Feuille1.L21:Feuille1.L60 Feuille1.N66:Feuille1.N66 Feuille1.R66:Feuille1.S66 Feuille1.K45:Feuille1.K45 Feuille1.K60:Feuille1.K60 Feuille1.L66:Feuille1.L66 Feuille1.K2:Feuille1.L2 Feuille1.N2:Feuille1.N2 Feuille1.R2:Feuille1.S2 Feuille1.A2:Feuille1.F2 Feuille1.A21:Feuille1.F60 Feuille1.N5:Feuille1.N18 Feuille1.R5:Feuille1.S18 Feuille1.K21:Feuille1.K41 Feuille1.A5:Feuille1.F18 Feuille1.K5:Feuille1.L18 Feuille1.K43:Feuille1.K44 Feuille1.K49:Feuille1.K59 Feuille1.A62:Feuille1.F62 Feuille1.K62:Feuille1.L62 Feuille1.K63:Feuille1.L64 Feuille1.A63:Feuille1.F66 Feuille1.N62:Feuille1.N64 Feuille1.R62:Feuille1.S64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1:Feuille1.M60 Feuille1.M66:Feuille1.M66 Feuille1.K46:Feuille1.K48 Feuille1.M2:Feuille1.M2 Feuille1.M5:Feuille1.M18 Feuille1.M62:Feuille1.M64">
            <calcext:condition calcext:apply-style-name="Cellule grisée" calcext:value="formula-is(#REF!=0)" calcext:base-cell-address="Feuille1.K2"/>
          </calcext:conditional-format>
          <calcext:conditional-format calcext:target-range-address="Feuille1.O21:Feuille1.O60 Feuille1.O66:Feuille1.O66 Feuille1.O2:Feuille1.O2 Feuille1.O5:Feuille1.O18 Feuille1.O62:Feuille1.O64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1:Feuille1.P60 Feuille1.P66:Feuille1.P66 Feuille1.P2:Feuille1.P2 Feuille1.P5:Feuille1.P18 Feuille1.P62:Feuille1.P64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1:Feuille1.Q60 Feuille1.Q66:Feuille1.Q66 Feuille1.Q2:Feuille1.Q2 Feuille1.Q5:Feuille1.Q18 Feuille1.Q62:Feuille1.Q64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K66:Feuille1.K66">
            <calcext:condition calcext:apply-style-name="Cellule invalide" calcext:value="=&quot;&quot;" calcext:base-cell-address="Feuille1.K66"/>
          </calcext:conditional-format>
          <calcext:conditional-format calcext:target-range-address="Feuille1.N68:Feuille1.N68 Feuille1.R68:Feuille1.R68 Feuille1.L68:Feuille1.L68 Feuille1.C68:Feuille1.F68">
            <calcext:condition calcext:apply-style-name="Cellule invalide" calcext:value="=&quot;&quot;" calcext:base-cell-address="Feuille1.C68"/>
          </calcext:conditional-format>
          <calcext:conditional-format calcext:target-range-address="Feuille1.M68:Feuille1.M68">
            <calcext:condition calcext:apply-style-name="Cellule grisée" calcext:value="formula-is(#REF!=0)" calcext:base-cell-address="Feuille1.M68"/>
          </calcext:conditional-format>
          <calcext:conditional-format calcext:target-range-address="Feuille1.O68:Feuille1.O68">
            <calcext:condition calcext:apply-style-name="Cellule grisée" calcext:value="formula-is(#REF!=1)" calcext:base-cell-address="Feuille1.O68"/>
            <calcext:condition calcext:apply-style-name="Cellule invalide" calcext:value="formula-is(AND(#REF!&gt;1;#REF!=&quot;&quot;))" calcext:base-cell-address="Feuille1.O68"/>
          </calcext:conditional-format>
          <calcext:conditional-format calcext:target-range-address="Feuille1.P68:Feuille1.P68">
            <calcext:condition calcext:apply-style-name="Cellule grisée" calcext:value="formula-is(#REF!=1)" calcext:base-cell-address="Feuille1.P68"/>
            <calcext:condition calcext:apply-style-name="Cellule invalide" calcext:value="formula-is(AND(#REF!&gt;1;#REF!=&quot;&quot;))" calcext:base-cell-address="Feuille1.P68"/>
          </calcext:conditional-format>
          <calcext:conditional-format calcext:target-range-address="Feuille1.Q68:Feuille1.Q68">
            <calcext:condition calcext:apply-style-name="Cellule grisée" calcext:value="formula-is(#REF!=1)" calcext:base-cell-address="Feuille1.Q68"/>
            <calcext:condition calcext:apply-style-name="Cellule invalide" calcext:value="formula-is(AND(#REF!&gt;1;#REF!=&quot;&quot;))" calcext:base-cell-address="Feuille1.Q68"/>
          </calcext:conditional-format>
          <calcext:conditional-format calcext:target-range-address="Feuille1.K68:Feuille1.K68">
            <calcext:condition calcext:apply-style-name="Cellule invalide" calcext:value="=&quot;&quot;" calcext:base-cell-address="Feuille1.K68"/>
          </calcext:conditional-format>
          <calcext:conditional-format calcext:target-range-address="Feuille1.N69:Feuille1.N69 Feuille1.R69:Feuille1.R69 Feuille1.H69:Feuille1.I69 Feuille1.L69:Feuille1.L69 Feuille1.C69:Feuille1.F69">
            <calcext:condition calcext:apply-style-name="Cellule invalide" calcext:value="=&quot;&quot;" calcext:base-cell-address="Feuille1.C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S68:Feuille1.S68">
            <calcext:condition calcext:apply-style-name="Cellule invalide" calcext:value="=&quot;&quot;" calcext:base-cell-address="Feuille1.S68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5:Feuille1.G5">
            <calcext:condition calcext:apply-style-name="Cellule grisée" calcext:value="formula-is([.F5]=0)" calcext:base-cell-address="Feuille1.G5"/>
            <calcext:condition calcext:apply-style-name="Cellule invalide" calcext:value="formula-is(AND([.F5]&lt;&gt;0;[.G5]=&quot;&quot;))" calcext:base-cell-address="Feuille1.G5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I25:Feuille1.I25">
            <calcext:condition calcext:apply-style-name="Cellule invalide" calcext:value="=&quot;&quot;" calcext:base-cell-address="Feuille1.I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N19:Feuille1.N19 Feuille1.R19:Feuille1.S19 Feuille1.A19:Feuille1.F19 Feuille1.K19:Feuille1.L19">
            <calcext:condition calcext:apply-style-name="Cellule invalide" calcext:value="=&quot;&quot;" calcext:base-cell-address="Feuille1.A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O19:Feuille1.O19">
            <calcext:condition calcext:apply-style-name="Cellule grisée" calcext:value="formula-is(#REF!=1)" calcext:base-cell-address="Feuille1.O19"/>
            <calcext:condition calcext:apply-style-name="Cellule invalide" calcext:value="formula-is(AND(#REF!&gt;1;#REF!=&quot;&quot;))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N20:Feuille1.N20 Feuille1.R20:Feuille1.S20 Feuille1.C20:Feuille1.F20 Feuille1.K20:Feuille1.L20">
            <calcext:condition calcext:apply-style-name="Cellule invalide" calcext:value="=&quot;&quot;" calcext:base-cell-address="Feuille1.C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I33:Feuille1.I33">
            <calcext:condition calcext:apply-style-name="Cellule invalide" calcext:value="=&quot;&quot;" calcext:base-cell-address="Feuille1.I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K42:Feuille1.K42">
            <calcext:condition calcext:apply-style-name="Cellule invalide" calcext:value="=&quot;&quot;" calcext:base-cell-address="Feuille1.K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3:Feuille1.G43">
            <calcext:condition calcext:apply-style-name="Cellule grisée" calcext:value="formula-is([.F43]=0)" calcext:base-cell-address="Feuille1.G43"/>
            <calcext:condition calcext:apply-style-name="Cellule invalide" calcext:value="formula-is(AND([.F43]&lt;&gt;0;[.G43]=&quot;&quot;))" calcext:base-cell-address="Feuille1.G43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S65:Feuille1.S65">
            <calcext:condition calcext:apply-style-name="Cellule invalide" calcext:value="=&quot;&quot;" calcext:base-cell-address="Feuille1.S65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A70:Feuille1.F70">
            <calcext:condition calcext:apply-style-name="Cellule invalide" calcext:value="=&quot;&quot;" calcext:base-cell-address="Feuille1.A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K70:Feuille1.L70 Feuille1.N70:Feuille1.N70 Feuille1.R70:Feuille1.R70">
            <calcext:condition calcext:apply-style-name="Cellule invalide" calcext:value="=&quot;&quot;" calcext:base-cell-address="Feuille1.K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I70:Feuille1.I70">
            <calcext:condition calcext:apply-style-name="Cellule invalide" calcext:value="=&quot;&quot;" calcext:base-cell-address="Feuille1.I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B71:Feuille1.B71">
            <calcext:condition calcext:apply-style-name="Cellule invalide" calcext:value="=&quot;&quot;" calcext:base-cell-address="Feuille1.B71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D71:Feuille1.F71">
            <calcext:condition calcext:apply-style-name="Cellule invalide" calcext:value="=&quot;&quot;" calcext:base-cell-address="Feuille1.D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R73:Feuille1.S74 Feuille1.A73:Feuille1.F74">
            <calcext:condition calcext:apply-style-name="Cellule invalide" calcext:value="=&quot;&quot;" calcext:base-cell-address="Feuille1.A73"/>
          </calcext:conditional-format>
          <calcext:conditional-format calcext:target-range-address="Feuille1.Q73:Feuille1.Q74">
            <calcext:condition calcext:apply-style-name="Cellule grisée" calcext:value="formula-is(#REF!=1)" calcext:base-cell-address="Feuille1.Q73"/>
            <calcext:condition calcext:apply-style-name="Cellule invalide" calcext:value="formula-is(AND(#REF!&gt;1;#REF!=&quot;&quot;))" calcext:base-cell-address="Feuille1.Q73"/>
          </calcext:conditional-format>
          <calcext:conditional-format calcext:target-range-address="Feuille1.T73:Feuille1.T73">
            <calcext:condition calcext:apply-style-name="Cellule invalide" calcext:value="=&quot;&quot;" calcext:base-cell-address="Feuille1.T73"/>
          </calcext:conditional-format>
          <calcext:conditional-format calcext:target-range-address="Feuille1.U73:Feuille1.U73">
            <calcext:condition calcext:apply-style-name="Cellule grisée" calcext:value="formula-is([.T73]=0)" calcext:base-cell-address="Feuille1.U73"/>
            <calcext:condition calcext:apply-style-name="Cellule invalide" calcext:value="formula-is(AND([.T73]&lt;&gt;0;[.U73]=&quot;&quot;))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T73]=0)" calcext:base-cell-address="Feuille1.V73"/>
            <calcext:condition calcext:apply-style-name="Cellule invalide" calcext:value="formula-is(AND([.T73]&lt;&gt;0;[.V73]=&quot;&quot;))" calcext:base-cell-address="Feuille1.V73"/>
          </calcext:conditional-format>
          <calcext:conditional-format calcext:target-range-address="Feuille1.W73:Feuille1.X73">
            <calcext:condition calcext:apply-style-name="Cellule grisée" calcext:value="formula-is([.T73]=0)" calcext:base-cell-address="Feuille1.W73"/>
            <calcext:condition calcext:apply-style-name="Cellule invalide" calcext:value="formula-is(AND([.T73]&lt;&gt;0;[.W73]=&quot;&quot;))" calcext:base-cell-address="Feuille1.W73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R75:Feuille1.S76 Feuille1.A75:Feuille1.F76">
            <calcext:condition calcext:apply-style-name="Cellule invalide" calcext:value="=&quot;&quot;" calcext:base-cell-address="Feuille1.A75"/>
          </calcext:conditional-format>
          <calcext:conditional-format calcext:target-range-address="Feuille1.Q75:Feuille1.Q76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N73:Feuille1.N73 Feuille1.K73:Feuille1.L73">
            <calcext:condition calcext:apply-style-name="Cellule invalide" calcext:value="=&quot;&quot;" calcext:base-cell-address="Feuille1.K73"/>
          </calcext:conditional-format>
          <calcext:conditional-format calcext:target-range-address="Feuille1.M73:Feuille1.M73">
            <calcext:condition calcext:apply-style-name="Cellule grisée" calcext:value="formula-is(#REF!=0)" calcext:base-cell-address="Feuille1.M73"/>
          </calcext:conditional-format>
          <calcext:conditional-format calcext:target-range-address="Feuille1.O73:Feuille1.O73">
            <calcext:condition calcext:apply-style-name="Cellule grisée" calcext:value="formula-is(#REF!=1)" calcext:base-cell-address="Feuille1.O73"/>
            <calcext:condition calcext:apply-style-name="Cellule invalide" calcext:value="formula-is(AND(#REF!&gt;1;#REF!=&quot;&quot;))" calcext:base-cell-address="Feuille1.O73"/>
          </calcext:conditional-format>
          <calcext:conditional-format calcext:target-range-address="Feuille1.P73:Feuille1.P73">
            <calcext:condition calcext:apply-style-name="Cellule grisée" calcext:value="formula-is(#REF!=1)" calcext:base-cell-address="Feuille1.P73"/>
            <calcext:condition calcext:apply-style-name="Cellule invalide" calcext:value="formula-is(AND(#REF!&gt;1;#REF!=&quot;&quot;))" calcext:base-cell-address="Feuille1.P73"/>
          </calcext:conditional-format>
          <calcext:conditional-format calcext:target-range-address="Feuille1.N74:Feuille1.N74 Feuille1.L74:Feuille1.L74">
            <calcext:condition calcext:apply-style-name="Cellule invalide" calcext:value="=&quot;&quot;" calcext:base-cell-address="Feuille1.L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K74:Feuille1.K74">
            <calcext:condition calcext:apply-style-name="Cellule invalide" calcext:value="=&quot;&quot;" calcext:base-cell-address="Feuille1.K74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A77:Feuille1.F77">
            <calcext:condition calcext:apply-style-name="Cellule invalide" calcext:value="=&quot;&quot;" calcext:base-cell-address="Feuille1.A77"/>
          </calcext:conditional-format>
          <calcext:conditional-format calcext:target-range-address="Feuille1.N77:Feuille1.N77 Feuille1.R77:Feuille1.S77 Feuille1.K77:Feuille1.L77">
            <calcext:condition calcext:apply-style-name="Cellule invalide" calcext:value="=&quot;&quot;" calcext:base-cell-address="Feuille1.K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8:Feuille1.N80 Feuille1.R78:Feuille1.S80 Feuille1.L78:Feuille1.L80 Feuille1.C78:Feuille1.F80 Feuille1.A78:Feuille1.B78 Feuille1.K78:Feuille1.K78">
            <calcext:condition calcext:apply-style-name="Cellule invalide" calcext:value="=&quot;&quot;" calcext:base-cell-address="Feuille1.A78"/>
          </calcext:conditional-format>
          <calcext:conditional-format calcext:target-range-address="Feuille1.M78:Feuille1.M80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80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80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80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U78:Feuille1.U78">
            <calcext:condition calcext:apply-style-name="Cellule grisée" calcext:value="formula-is([.T78]=0)" calcext:base-cell-address="Feuille1.U78"/>
            <calcext:condition calcext:apply-style-name="Cellule invalide" calcext:value="formula-is(AND([.T78]&lt;&gt;0;[.U78]=&quot;&quot;))" calcext:base-cell-address="Feuille1.U78"/>
          </calcext:conditional-format>
          <calcext:conditional-format calcext:target-range-address="Feuille1.V78:Feuille1.V78">
            <calcext:condition calcext:apply-style-name="Cellule grisée" calcext:value="formula-is([.T78]=0)" calcext:base-cell-address="Feuille1.V78"/>
            <calcext:condition calcext:apply-style-name="Cellule invalide" calcext:value="formula-is(AND([.T78]&lt;&gt;0;[.V78]=&quot;&quot;))" calcext:base-cell-address="Feuille1.V78"/>
          </calcext:conditional-format>
          <calcext:conditional-format calcext:target-range-address="Feuille1.W78:Feuille1.X78">
            <calcext:condition calcext:apply-style-name="Cellule grisée" calcext:value="formula-is([.T78]=0)" calcext:base-cell-address="Feuille1.W78"/>
            <calcext:condition calcext:apply-style-name="Cellule invalide" calcext:value="formula-is(AND([.T78]&lt;&gt;0;[.W78]=&quot;&quot;))" calcext:base-cell-address="Feuille1.W78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G78:Feuille1.G78">
            <calcext:condition calcext:apply-style-name="Cellule grisée" calcext:value="formula-is([.F78]=0)" calcext:base-cell-address="Feuille1.G78"/>
            <calcext:condition calcext:apply-style-name="Cellule invalide" calcext:value="formula-is(AND([.F78]&lt;&gt;0;[.G78]=&quot;&quot;))" calcext:base-cell-address="Feuille1.G78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H79:Feuille1.I79">
            <calcext:condition calcext:apply-style-name="Cellule invalide" calcext:value="=&quot;&quot;" calcext:base-cell-address="Feuille1.H79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A79:Feuille1.A79">
            <calcext:condition calcext:apply-style-name="Cellule invalide" calcext:value="=&quot;&quot;" calcext:base-cell-address="Feuille1.A79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B79:Feuille1.B79">
            <calcext:condition calcext:apply-style-name="Cellule invalide" calcext:value="=&quot;&quot;" calcext:base-cell-address="Feuille1.B79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  <calcext:conditional-format calcext:target-range-address="Feuille1.H70:Feuille1.H70">
            <calcext:condition calcext:apply-style-name="Cellule invalide" calcext:value="=&quot;&quot;" calcext:base-cell-address="Feuille1.H70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H25:Feuille1.H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33:Feuille1.H33">
            <calcext:condition calcext:apply-style-name="Cellule invalide" calcext:value="=&quot;&quot;" calcext:base-cell-address="Feuille1.H33"/>
          </calcext:conditional-format>
          <calcext:conditional-format calcext:target-range-address="Feuille1.H37:Feuille1.H37">
            <calcext:condition calcext:apply-style-name="Cellule invalide" calcext:value="=&quot;&quot;" calcext:base-cell-address="Feuille1.H37"/>
          </calcext:conditional-format>
          <calcext:conditional-format calcext:target-range-address="Feuille1.K79:Feuille1.K79">
            <calcext:condition calcext:apply-style-name="Cellule invalide" calcext:value="=&quot;&quot;" calcext:base-cell-address="Feuille1.K79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9:59:53.3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9T20:00:07.823000000</dc:date>
    <meta:generator>LibreOffice/5.4.4.2$Windows_X86_64 LibreOffice_project/2524958677847fb3bb44820e40380acbe820f960</meta:generator>
    <meta:editing-duration>PT5H47M47S</meta:editing-duration>
    <meta:editing-cycles>402</meta:editing-cycles>
    <meta:document-statistic meta:table-count="1" meta:cell-count="1543" meta:object-count="0"/>
  </office:meta>
</office:document-meta>
</file>